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16.svm" manifest:media-type=""/>
  <manifest:file-entry manifest:full-path="Pictures/TablePreview4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17.svm" manifest:media-type=""/>
  <manifest:file-entry manifest:full-path="Pictures/TablePreview5.svm" manifest:media-type=""/>
  <manifest:file-entry manifest:full-path="Pictures/TablePreview18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O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393cm" fo:min-width="0.284cm"/>
    </style:style>
    <style:style style:name="gr3" style:family="graphic" style:parent-style-name="standard">
      <style:graphic-properties draw:textarea-horizontal-align="justify" draw:textarea-vertical-align="middle" draw:auto-grow-height="false" fo:min-height="0.226cm" fo:min-width="0.401cm"/>
    </style:style>
    <style:style style:name="gr4" style:family="graphic" style:parent-style-name="standard">
      <style:graphic-properties draw:textarea-horizontal-align="justify" draw:textarea-vertical-align="middle" draw:auto-grow-height="false" fo:min-height="0.501cm" fo:min-width="0.35cm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0.6cm"/>
    </style:style>
    <style:style style:name="gr6" style:family="graphic" style:parent-style-name="standard">
      <style:graphic-properties draw:textarea-horizontal-align="justify" draw:textarea-vertical-align="middle" draw:auto-grow-height="false" fo:min-height="0.002cm" fo:min-width="0.44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3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34cm"/>
    </style:style>
    <style:style style:name="co1" style:family="table-column">
      <style:table-column-properties style:column-width="1.108cm" style:use-optimal-column-width="false"/>
    </style:style>
    <style:style style:name="co2" style:family="table-column">
      <style:table-column-properties style:column-width="1.11cm" style:use-optimal-column-width="false"/>
    </style:style>
    <style:style style:name="co3" style:family="table-column">
      <style:table-column-properties style:column-width="1.187cm" style:use-optimal-column-width="false"/>
    </style:style>
    <style:style style:name="ro1" style:family="table-row">
      <style:table-row-properties style:row-height="0.542cm"/>
    </style:style>
    <style:style style:name="ro2" style:family="table-row">
      <style:table-row-properties style:row-height="0.508cm"/>
    </style:style>
    <style:style style:name="ro3" style:family="table-row">
      <style:table-row-properties style:row-height="0.543cm"/>
    </style:style>
    <style:style style:name="ro4" style:family="table-row">
      <style:table-row-properties style:row-height="0.509cm"/>
    </style:style>
    <style:style style:name="ce1" style:family="table-cell">
      <loext:graphic-properties fo:padding-top="0.05cm" fo:padding-bottom="0.05cm" fo:padding-left="0.05cm" fo:padding-right="0.05cm"/>
      <style:paragraph-properties fo:text-align="center" fo:border="0.03pt solid #ffffff"/>
      <style:text-properties style:font-name="Linux Libertine O" fo:font-size="10pt" style:font-size-asian="11pt" style:font-size-complex="11pt"/>
    </style:style>
    <style:style style:name="ce2" style:family="table-cell">
      <loext:graphic-properties fo:padding-top="0.05cm" fo:padding-bottom="0.05cm" fo:padding-left="0.05cm" fo:padding-right="0.05cm"/>
      <style:paragraph-properties fo:text-align="center" fo:border="0.03pt solid #ffffff"/>
      <style:text-properties style:font-name="Linux Libertine O" fo:font-size="10pt" style:font-size-asian="10pt" style:font-size-complex="1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Linux Libertine O" fo:font-size="10pt" style:font-size-asian="11pt" style:font-size-complex="11pt"/>
    </style:style>
    <style:style style:name="T3" style:family="text">
      <style:text-properties style:font-name="Linux Libertine O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4cm" svg:y1="10.6cm" svg:x2="24.2cm" svg:y2="10.7cm">
              <text:p/>
            </draw:line>
            <draw:line draw:style-name="gr1" draw:text-style-name="P1" draw:layer="layout" svg:x1="16.9cm" svg:y1="5cm" svg:x2="11.3cm" svg:y2="10.3cm">
              <text:p/>
            </draw:line>
            <draw:custom-shape draw:style-name="gr2" draw:text-style-name="P2" draw:layer="layout" svg:width="1.1cm" svg:height="0.901cm" svg:x="10.4cm" svg:y="10.199cm">
              <text:p/>
  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  </draw:custom-shape>
            <draw:line draw:style-name="gr1" draw:text-style-name="P1" draw:layer="layout" svg:x1="17.4cm" svg:y1="5.1cm" svg:x2="24cm" svg:y2="10.5cm">
              <text:p/>
            </draw:line>
            <draw:line draw:style-name="gr1" draw:text-style-name="P1" draw:layer="layout" svg:x1="17.5cm" svg:y1="4.8cm" svg:x2="25cm" svg:y2="4.8cm">
              <text:p/>
            </draw:line>
            <draw:custom-shape draw:style-name="gr3" draw:text-style-name="P2" draw:layer="layout" svg:width="0.9cm" svg:height="0.9cm" svg:x="25cm" svg:y="4.2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2" draw:text-style-name="P2" draw:layer="layout" svg:width="1.1cm" svg:height="0.901cm" svg:x="16.5cm" svg:y="4.4cm">
              <text:p/>
  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  </draw:custom-shape>
            <draw:custom-shape draw:style-name="gr4" draw:text-style-name="P2" draw:layer="layout" svg:width="1.1cm" svg:height="1cm" svg:x="3.1cm" svg:y="10.1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1" draw:text-style-name="P1" draw:layer="layout" svg:x1="11.3cm" svg:y1="11.1cm" svg:x2="17.1cm" svg:y2="16.6cm">
              <text:p/>
            </draw:line>
            <draw:line draw:style-name="gr1" draw:text-style-name="P1" draw:layer="layout" svg:x1="17.2cm" svg:y1="11cm" svg:x2="17.2cm" svg:y2="16.5cm">
              <text:p/>
            </draw:line>
            <draw:line draw:style-name="gr1" draw:text-style-name="P1" draw:layer="layout" svg:x1="24.3cm" svg:y1="10.8cm" svg:x2="17.7cm" svg:y2="16.6cm">
              <text:p/>
            </draw:line>
            <draw:g>
              <draw:custom-shape draw:style-name="gr5" draw:text-style-name="P2" draw:layer="layout" svg:width="1.1cm" svg:height="0.8cm" svg:x="16.9cm" svg:y="16.3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1.5cm" svg:height="0.4cm" svg:x="16.5cm" svg:y="17.1cm">
                <text:p/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2" draw:text-style-name="P2" draw:layer="layout" svg:width="1.1cm" svg:height="0.901cm" svg:x="16.6cm" svg:y="10.299cm">
              <text:p/>
  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  </draw:custom-shape>
            <draw:custom-shape draw:style-name="gr2" draw:text-style-name="P2" draw:layer="layout" svg:width="1.1cm" svg:height="0.901cm" svg:x="23.7cm" svg:y="10.2cm">
              <text:p/>
  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  </draw:custom-shape>
          </draw:g>
          <draw:g>
            <draw:frame draw:style-name="gr7" draw:text-style-name="P3" draw:layer="layout" svg:width="2.085cm" svg:height="0.683cm" svg:x="26.015cm" svg:y="4.5cm">
              <draw:text-box>
                <text:p><text:span text:style-name="T1">SERVER</text:span></text:p>
              </draw:text-box>
            </draw:frame>
            <draw:frame draw:style-name="gr7" draw:text-style-name="P3" draw:layer="layout" svg:width="1.2cm" svg:height="0.683cm" svg:x="16.6cm" svg:y="3.317cm">
              <draw:text-box>
                <text:p><text:span text:style-name="T1">R4</text:span></text:p>
              </draw:text-box>
            </draw:frame>
            <draw:frame draw:style-name="gr7" draw:text-style-name="P3" draw:layer="layout" svg:width="1.2cm" svg:height="0.683cm" svg:x="9.3cm" svg:y="9.117cm">
              <draw:text-box>
                <text:p><text:span text:style-name="T1">R1</text:span></text:p>
              </draw:text-box>
            </draw:frame>
            <draw:frame draw:style-name="gr7" draw:text-style-name="P3" draw:layer="layout" svg:width="1.2cm" svg:height="0.683cm" svg:x="16.5cm" svg:y="9.317cm">
              <draw:text-box>
                <text:p><text:span text:style-name="T1">R2</text:span></text:p>
              </draw:text-box>
            </draw:frame>
            <draw:frame draw:style-name="gr7" draw:text-style-name="P3" draw:layer="layout" svg:width="1.2cm" svg:height="0.683cm" svg:x="25.2cm" svg:y="10.3cm">
              <draw:text-box>
                <text:p><text:span text:style-name="T1">R3</text:span></text:p>
              </draw:text-box>
            </draw:frame>
          </draw:g>
          <draw:frame draw:style-name="gr7" draw:text-style-name="P3" draw:layer="layout" svg:width="1.6cm" svg:height="0.683cm" svg:x="1.4cm" svg:y="10.217cm">
            <draw:text-box>
              <text:p><text:span text:style-name="T1">CTRL</text:span></text:p>
            </draw:text-box>
          </draw:frame>
        </draw:g>
        <draw:frame draw:style-name="standard" draw:layer="layout" svg:width="1.107cm" svg:height="1.049cm" svg:x="23.596cm" svg:y="4.28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2">eth0</text:span></text:p>
              </table:table-cell>
            </table:table-row>
            <table:table-row table:style-name="ro2">
              <table:table-cell table:style-name="ce2">
                <text:p text:style-name="P2"><text:span text:style-name="T3">.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107cm" svg:height="1.049cm" svg:x="17.781cm" svg:y="3.64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2">eth0</text:span></text:p>
              </table:table-cell>
            </table:table-row>
            <table:table-row table:style-name="ro2">
              <table:table-cell table:style-name="ce2">
                <text:p text:style-name="P2"><text:span text:style-name="T3">.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4" draw:layer="layout" svg:width="2.839cm" svg:height="0.645cm" svg:x="5.7cm" svg:y="10.6cm">
          <draw:text-box>
            <text:p><text:span text:style-name="T4">192.168.0.0/24</text:span></text:p>
          </draw:text-box>
        </draw:frame>
        <draw:frame draw:style-name="gr9" draw:text-style-name="P5" draw:layer="layout" svg:width="0.925cm" svg:height="0.725cm" svg:x="20.6cm" svg:y="7.075cm">
          <draw:text-box>
            <text:p><text:span text:style-name="T5">C</text:span></text:p>
          </draw:text-box>
        </draw:frame>
        <draw:frame draw:style-name="standard" draw:layer="layout" svg:width="1.107cm" svg:height="1.049cm" svg:x="23.389cm" svg:y="8.94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2">eth1</text:span></text:p>
              </table:table-cell>
            </table:table-row>
            <table:table-row table:style-name="ro2">
              <table:table-cell table:style-name="ce2">
                <text:p text:style-name="P2"><text:span text:style-name="T3">.1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109cm" svg:height="1.051cm" svg:x="23.417cm" svg:y="11.43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2"><text:span text:style-name="T2">eth2</text:span></text:p>
              </table:table-cell>
            </table:table-row>
            <table:table-row table:style-name="ro4">
              <table:table-cell table:style-name="ce2">
                <text:p text:style-name="P2"><text:span text:style-name="T3">.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.109cm" svg:height="1.051cm" svg:x="11.969cm" svg:y="10.094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2"><text:span text:style-name="T2">eth2</text:span></text:p>
              </table:table-cell>
            </table:table-row>
            <table:table-row table:style-name="ro4">
              <table:table-cell table:style-name="ce2">
                <text:p text:style-name="P2"><text:span text:style-name="T3">.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109cm" svg:height="1.051cm" svg:x="10.477cm" svg:y="8.961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2"><text:span text:style-name="T2">eth1</text:span></text:p>
              </table:table-cell>
            </table:table-row>
            <table:table-row table:style-name="ro4">
              <table:table-cell table:style-name="ce2">
                <text:p text:style-name="P2"><text:span text:style-name="T3">.2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.109cm" svg:height="1.051cm" svg:x="21.869cm" svg:y="10.16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2"><text:span text:style-name="T2">eth0</text:span></text:p>
              </table:table-cell>
            </table:table-row>
            <table:table-row table:style-name="ro4">
              <table:table-cell table:style-name="ce2">
                <text:p text:style-name="P2"><text:span text:style-name="T3">.1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.109cm" svg:height="1.051cm" svg:x="17.896cm" svg:y="10.141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2"><text:span text:style-name="T2">eth0</text:span></text:p>
              </table:table-cell>
            </table:table-row>
            <table:table-row table:style-name="ro4">
              <table:table-cell table:style-name="ce2">
                <text:p text:style-name="P2"><text:span text:style-name="T3">.9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.109cm" svg:height="1.051cm" svg:x="15.422cm" svg:y="10.114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2"><text:span text:style-name="T2">eth2</text:span></text:p>
              </table:table-cell>
            </table:table-row>
            <table:table-row table:style-name="ro4">
              <table:table-cell table:style-name="ce2">
                <text:p text:style-name="P2"><text:span text:style-name="T3">.6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.186cm" svg:height="1.051cm" svg:x="4.359cm" svg:y="10.073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1">
                <text:p text:style-name="P2"><text:span text:style-name="T2">eth0</text:span></text:p>
              </table:table-cell>
            </table:table-row>
            <table:table-row table:style-name="ro4">
              <table:table-cell table:style-name="ce2">
                <text:p text:style-name="P2"><text:span text:style-name="T3">.1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.109cm" svg:height="1.051cm" svg:x="16.922cm" svg:y="14.76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2"><text:span text:style-name="T2">eth1</text:span></text:p>
              </table:table-cell>
            </table:table-row>
            <table:table-row table:style-name="ro4">
              <table:table-cell table:style-name="ce2">
                <text:p text:style-name="P2"><text:span text:style-name="T3">.2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.109cm" svg:height="1.051cm" svg:x="18.469cm" svg:y="16.173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2"><text:span text:style-name="T2">eth2</text:span></text:p>
              </table:table-cell>
            </table:table-row>
            <table:table-row table:style-name="ro4">
              <table:table-cell table:style-name="ce2">
                <text:p text:style-name="P2"><text:span text:style-name="T3">.2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.109cm" svg:height="1.051cm" svg:x="15.096cm" svg:y="16.041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2"><text:span text:style-name="T2">eth0</text:span></text:p>
              </table:table-cell>
            </table:table-row>
            <table:table-row table:style-name="ro4">
              <table:table-cell table:style-name="ce2">
                <text:p text:style-name="P2"><text:span text:style-name="T3">.2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.109cm" svg:height="1.051cm" svg:x="17.669cm" svg:y="5.22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2"><text:span text:style-name="T2">eth2</text:span></text:p>
              </table:table-cell>
            </table:table-row>
            <table:table-row table:style-name="ro4">
              <table:table-cell table:style-name="ce2">
                <text:p text:style-name="P2"><text:span text:style-name="T3">.13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.109cm" svg:height="1.051cm" svg:x="15.459cm" svg:y="5.155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2"><text:span text:style-name="T2">eth1</text:span></text:p>
              </table:table-cell>
            </table:table-row>
            <table:table-row table:style-name="ro4">
              <table:table-cell table:style-name="ce2">
                <text:p text:style-name="P2"><text:span text:style-name="T3">.1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.186cm" svg:height="1.051cm" svg:x="10.434cm" svg:y="11.371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1">
                <text:p text:style-name="P2"><text:span text:style-name="T2">eth3</text:span></text:p>
              </table:table-cell>
            </table:table-row>
            <table:table-row table:style-name="ro4">
              <table:table-cell table:style-name="ce2">
                <text:p text:style-name="P2"><text:span text:style-name="T3">.1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.186cm" svg:height="1.051cm" svg:x="9.013cm" svg:y="10.08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1">
                <text:p text:style-name="P2"><text:span text:style-name="T2">eth0</text:span></text:p>
              </table:table-cell>
            </table:table-row>
            <table:table-row table:style-name="ro4">
              <table:table-cell table:style-name="ce2">
                <text:p text:style-name="P2"><text:span text:style-name="T3">.2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.109cm" svg:height="1.051cm" svg:x="16.872cm" svg:y="11.492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2"><text:span text:style-name="T2">eth1</text:span></text:p>
              </table:table-cell>
            </table:table-row>
            <table:table-row table:style-name="ro4">
              <table:table-cell table:style-name="ce2">
                <text:p text:style-name="P2"><text:span text:style-name="T3">.1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10" draw:text-style-name="P4" draw:layer="layout" svg:width="2.255cm" svg:height="0.645cm" svg:x="13.145cm" svg:y="10.555cm">
          <draw:text-box>
            <text:p><text:span text:style-name="T4">10.0.0.4/30</text:span></text:p>
          </draw:text-box>
        </draw:frame>
        <draw:frame draw:style-name="gr11" draw:text-style-name="P4" draw:layer="layout" svg:width="2.449cm" svg:height="0.645cm" draw:transform="rotate (-0.715584993317675) translate (19.833cm 6.995cm)">
          <draw:text-box>
            <text:p><text:span text:style-name="T4">10.0.0.12/30</text:span></text:p>
          </draw:text-box>
        </draw:frame>
        <draw:frame draw:style-name="gr12" draw:text-style-name="P4" draw:layer="layout" svg:width="3.034cm" svg:height="0.645cm" svg:x="19.966cm" svg:y="4.801cm">
          <draw:text-box>
            <text:p><text:span text:style-name="T4">192.168.20.0/24</text:span></text:p>
          </draw:text-box>
        </draw:frame>
        <draw:frame draw:style-name="gr9" draw:text-style-name="P5" draw:layer="layout" svg:width="0.925cm" svg:height="0.725cm" svg:x="12.775cm" svg:y="7.175cm">
          <draw:text-box>
            <text:p><text:span text:style-name="T5">B</text:span></text:p>
          </draw:text-box>
        </draw:frame>
        <draw:frame draw:style-name="gr9" draw:text-style-name="P5" draw:layer="layout" svg:width="0.925cm" svg:height="0.725cm" svg:x="20.2cm" svg:y="13.1cm">
          <draw:text-box>
            <text:p><text:span text:style-name="T5">I</text:span></text:p>
          </draw:text-box>
        </draw:frame>
        <draw:frame draw:style-name="gr9" draw:text-style-name="P5" draw:layer="layout" svg:width="0.925cm" svg:height="0.725cm" svg:x="14cm" svg:y="13.1cm">
          <draw:text-box>
            <text:p><text:span text:style-name="T5">G</text:span></text:p>
          </draw:text-box>
        </draw:frame>
        <draw:frame draw:style-name="gr9" draw:text-style-name="P5" draw:layer="layout" svg:width="0.925cm" svg:height="0.725cm" svg:x="13.8cm" svg:y="9.975cm">
          <draw:text-box>
            <text:p><text:span text:style-name="T5">E</text:span></text:p>
          </draw:text-box>
        </draw:frame>
        <draw:frame draw:style-name="gr9" draw:text-style-name="P5" draw:layer="layout" svg:width="0.925cm" svg:height="0.725cm" svg:x="20.1cm" svg:y="10cm">
          <draw:text-box>
            <text:p><text:span text:style-name="T5">F</text:span></text:p>
          </draw:text-box>
        </draw:frame>
        <draw:frame draw:style-name="gr9" draw:text-style-name="P5" draw:layer="layout" svg:width="0.925cm" svg:height="0.725cm" svg:x="6.675cm" svg:y="10cm">
          <draw:text-box>
            <text:p><text:span text:style-name="T5">D</text:span></text:p>
          </draw:text-box>
        </draw:frame>
        <draw:frame draw:style-name="gr9" draw:text-style-name="P5" draw:layer="layout" svg:width="0.925cm" svg:height="0.725cm" svg:x="21.001cm" svg:y="3.976cm">
          <draw:text-box>
            <text:p><text:span text:style-name="T5">A</text:span></text:p>
          </draw:text-box>
        </draw:frame>
        <draw:frame draw:style-name="gr9" draw:text-style-name="P5" draw:layer="layout" svg:width="0.925cm" svg:height="0.725cm" svg:x="21.001cm" svg:y="3.976cm">
          <draw:text-box>
            <text:p><text:span text:style-name="T5">A</text:span></text:p>
          </draw:text-box>
        </draw:frame>
        <draw:frame draw:style-name="gr9" draw:text-style-name="P5" draw:layer="layout" svg:width="0.925cm" svg:height="0.725cm" svg:x="17.075cm" svg:y="12.8cm">
          <draw:text-box>
            <text:p><text:span text:style-name="T5">H</text:span></text:p>
          </draw:text-box>
        </draw:frame>
        <draw:frame draw:style-name="gr10" draw:text-style-name="P4" draw:layer="layout" svg:width="2.255cm" svg:height="0.645cm" svg:x="19.346cm" svg:y="10.601cm">
          <draw:text-box>
            <text:p><text:span text:style-name="T4">10.0.0.8/30</text:span></text:p>
          </draw:text-box>
        </draw:frame>
        <draw:frame draw:style-name="gr12" draw:text-style-name="P4" draw:layer="layout" svg:width="3.034cm" svg:height="0.645cm" draw:transform="rotate (-0.811578102177364) translate (12.846cm 12.516cm)">
          <draw:text-box>
            <text:p><text:span text:style-name="T4">192.168.10.0/24</text:span></text:p>
          </draw:text-box>
        </draw:frame>
        <draw:frame draw:style-name="gr12" draw:text-style-name="P4" draw:layer="layout" svg:width="3.034cm" svg:height="0.645cm" draw:transform="rotate (0.728500429782433) translate (20cm 14.619cm)">
          <draw:text-box>
            <text:p><text:span text:style-name="T4">192.168.12.0/24</text:span></text:p>
          </draw:text-box>
        </draw:frame>
        <draw:frame draw:style-name="gr10" draw:text-style-name="P4" draw:layer="layout" svg:width="2.255cm" svg:height="0.645cm" draw:transform="rotate (0.792379480405426) translate (12.9cm 8.847cm)">
          <draw:text-box>
            <text:p><text:span text:style-name="T4">10.0.0.0/30</text:span></text:p>
          </draw:text-box>
        </draw:frame>
        <draw:frame draw:style-name="gr12" draw:text-style-name="P4" draw:layer="layout" svg:width="3.034cm" svg:height="0.645cm" svg:x="15.666cm" svg:y="13.355cm">
          <draw:text-box>
            <text:p><text:span text:style-name="T4">192.168.12.0/2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O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1T11:25:44.068362754</meta:creation-date>
    <dc:date>2017-01-11T12:03:10.147365953</dc:date>
    <meta:editing-duration>PT6M6S</meta:editing-duration>
    <meta:editing-cycles>1</meta:editing-cycles>
    <meta:generator>LibreOffice/5.2.4.1$Linux_X86_64 LibreOffice_project/20m0$Build-1</meta:generator>
    <meta:document-statistic meta:object-count="62"/>
  </office:meta>
</office:document-meta>
</file>